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9pt" officeooo:rsid="001102b2" officeooo:paragraph-rsid="001102b2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12662e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462822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14a95e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1ddca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2a1b12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2e846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30becc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5ea5d3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70a320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9pt" officeooo:rsid="0012662e" officeooo:paragraph-rsid="0072f8c5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9pt" officeooo:paragraph-rsid="0039df80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9pt" officeooo:paragraph-rsid="00381d62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9pt" officeooo:paragraph-rsid="00518a4b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9pt" officeooo:paragraph-rsid="0014a95e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9pt" officeooo:paragraph-rsid="00574085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9pt" officeooo:paragraph-rsid="005b5860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9pt" officeooo:paragraph-rsid="001872cf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9pt" officeooo:paragraph-rsid="0085c8d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9pt" officeooo:paragraph-rsid="00905df3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9pt" officeooo:rsid="00284a3c" officeooo:paragraph-rsid="00e8ac7e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Liberation Mono" fo:font-size="9pt" fo:font-style="italic" officeooo:rsid="0021ed73" officeooo:paragraph-rsid="0021ed73" style:font-size-asian="9pt" style:font-style-asian="italic" style:font-size-complex="9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size="9pt" fo:font-style="italic" officeooo:rsid="0021ed73" officeooo:paragraph-rsid="002e8467" style:font-size-asian="9pt" style:font-style-asian="italic" style:font-size-complex="9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9pt" fo:font-style="italic" officeooo:rsid="0021ed73" officeooo:paragraph-rsid="0021ed73" style:font-size-asian="9pt" style:font-style-asian="italic" style:font-size-complex="9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9pt" fo:font-style="italic" officeooo:rsid="0021ed73" officeooo:paragraph-rsid="002e8467" style:font-size-asian="9pt" style:font-style-asian="italic" style:font-size-complex="9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9pt" fo:font-style="italic" fo:font-weight="bold" officeooo:rsid="0021ed73" officeooo:paragraph-rsid="0021ed73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21ed73" officeooo:paragraph-rsid="0021ed73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21ed73" officeooo:paragraph-rsid="002e8467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Mono" fo:font-size="9pt" fo:font-style="italic" fo:font-weight="normal" officeooo:rsid="0022538e" officeooo:paragraph-rsid="0022538e" style:font-size-asian="9pt" style:font-style-asian="italic" style:font-weight-asian="normal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Mono" fo:font-size="9pt" fo:font-style="italic" fo:font-weight="normal" officeooo:rsid="00284a3c" officeooo:paragraph-rsid="00e8ac7e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284a3c" officeooo:paragraph-rsid="00284a3c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12662e" officeooo:paragraph-rsid="005ea5d3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ab63fe" officeooo:paragraph-rsid="00c2e490" style:font-size-asian="9pt" style:font-style-asian="italic" style:font-weight-asian="normal" style:font-size-complex="9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ab63fe" officeooo:paragraph-rsid="00e8ac7e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9pt" fo:font-weight="normal" officeooo:paragraph-rsid="00422e1d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9pt" fo:font-style="normal" officeooo:rsid="0012662e" officeooo:paragraph-rsid="006a1b6d" style:font-size-asian="9pt" style:font-style-asian="normal" style:font-size-complex="9pt" style:font-style-complex="normal"/>
    </style:style>
    <style:style style:name="P3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paragraph-rsid="001102b2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Mono" fo:font-size="9pt" officeooo:rsid="0012662e" officeooo:paragraph-rsid="002e8467" style:font-size-asian="9pt" style:font-size-complex="9pt"/>
    </style:style>
    <style:style style:name="P3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Mono" fo:font-size="9pt" fo:font-style="italic" fo:font-weight="normal" officeooo:rsid="0022538e" officeooo:paragraph-rsid="0022538e" style:font-size-asian="9pt" style:font-style-asian="italic" style:font-weight-asian="normal" style:font-size-complex="9pt" style:font-style-complex="italic" style:font-weight-complex="normal"/>
    </style:style>
    <style:style style:name="P4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Mono" fo:font-size="9pt" fo:font-style="italic" fo:font-weight="normal" officeooo:rsid="0022538e" officeooo:paragraph-rsid="0030becc" style:font-size-asian="9pt" style:font-style-asian="italic" style:font-weight-asian="normal" style:font-size-complex="9pt" style:font-style-complex="italic" style:font-weight-complex="normal"/>
    </style:style>
    <style:style style:name="P41" style:family="paragraph" style:parent-style-name="Footnote">
      <style:paragraph-properties fo:text-align="justify" style:justify-single-word="false"/>
      <style:text-properties officeooo:paragraph-rsid="00bf0906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1a2085" officeooo:paragraph-rsid="00546553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9pt" fo:font-style="italic" fo:font-weight="normal" officeooo:rsid="0012662e" officeooo:paragraph-rsid="00546553" style:font-size-asian="9pt" style:font-style-asian="italic" style:font-weight-asian="normal" style:font-size-complex="9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Mono" fo:font-size="9pt" fo:font-style="italic" officeooo:rsid="0012662e" officeooo:paragraph-rsid="00546553" style:font-size-asian="9pt" style:font-style-asian="italic" style:font-size-complex="9pt" style:font-style-complex="italic"/>
    </style:style>
    <style:style style:name="P45" style:family="paragraph" style:parent-style-name="Standard">
      <style:paragraph-properties fo:text-align="start" style:justify-single-word="false"/>
      <style:text-properties style:font-name="Liberation Mono" fo:font-size="9pt" fo:font-style="italic" officeooo:rsid="0012662e" officeooo:paragraph-rsid="0014a95e" style:font-size-asian="9pt" style:font-style-asian="italic" style:font-size-complex="9pt" style:font-style-complex="italic"/>
    </style:style>
    <style:style style:name="P46" style:family="paragraph" style:parent-style-name="Standard">
      <style:paragraph-properties fo:text-align="start" style:justify-single-word="false"/>
      <style:text-properties style:font-name="Liberation Mono" fo:font-size="9pt" fo:font-style="italic" officeooo:paragraph-rsid="005b5860" style:font-size-asian="9pt" style:font-style-asian="italic" style:font-size-complex="9pt" style:font-style-complex="italic"/>
    </style:style>
    <style:style style:name="P47" style:family="paragraph" style:parent-style-name="Standard">
      <style:paragraph-properties fo:text-align="start" style:justify-single-word="false"/>
      <style:text-properties style:font-name="Liberation Mono" fo:font-size="9pt" fo:font-style="italic" officeooo:paragraph-rsid="00915f56" style:font-size-asian="9pt" style:font-style-asian="italic" style:font-size-complex="9pt" style:font-style-complex="italic"/>
    </style:style>
    <style:style style:name="P48" style:family="paragraph" style:parent-style-name="Standard">
      <style:paragraph-properties fo:text-align="start" style:justify-single-word="false"/>
      <style:text-properties style:font-name="Liberation Mono" fo:font-size="9pt" fo:font-style="italic" officeooo:paragraph-rsid="0085c8db" style:font-size-asian="9pt" style:font-style-asian="italic" style:font-size-complex="9pt" style:font-style-complex="italic"/>
    </style:style>
    <style:style style:name="P49" style:family="paragraph" style:parent-style-name="Standard">
      <style:paragraph-properties fo:text-align="start" style:justify-single-word="false"/>
      <style:text-properties style:font-name="Liberation Mono" fo:font-size="9pt" fo:font-style="italic" officeooo:paragraph-rsid="00b02d7d" style:font-size-asian="9pt" style:font-style-asian="italic" style:font-size-complex="9pt" style:font-style-complex="italic"/>
    </style:style>
    <style:style style:name="P5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Mono" fo:font-size="9pt" fo:font-style="italic" officeooo:rsid="0012662e" officeooo:paragraph-rsid="001ddcac" style:font-size-asian="9pt" style:font-style-asian="italic" style:font-size-complex="9pt" style:font-style-complex="italic"/>
    </style:style>
    <style:style style:name="T1" style:family="text">
      <style:text-properties officeooo:rsid="0012cc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c38" style:font-weight-asian="bold" style:font-weight-complex="bold"/>
    </style:style>
    <style:style style:name="T4" style:family="text">
      <style:text-properties fo:font-weight="bold" officeooo:rsid="00164273" style:font-weight-asian="bold" style:font-weight-complex="bold"/>
    </style:style>
    <style:style style:name="T5" style:family="text">
      <style:text-properties fo:font-weight="bold" officeooo:rsid="00183938" style:font-weight-asian="bold" style:font-weight-complex="bold"/>
    </style:style>
    <style:style style:name="T6" style:family="text">
      <style:text-properties fo:font-weight="bold" officeooo:rsid="00251412" style:font-weight-asian="bold" style:font-weight-complex="bold"/>
    </style:style>
    <style:style style:name="T7" style:family="text">
      <style:text-properties fo:font-weight="bold" officeooo:rsid="00255bfb" style:font-weight-asian="bold" style:font-weight-complex="bold"/>
    </style:style>
    <style:style style:name="T8" style:family="text">
      <style:text-properties fo:font-weight="bold" officeooo:rsid="002a1b12" style:font-weight-asian="bold" style:font-weight-complex="bold"/>
    </style:style>
    <style:style style:name="T9" style:family="text">
      <style:text-properties fo:font-weight="bold" officeooo:rsid="002a7116" style:font-weight-asian="bold" style:font-weight-complex="bold"/>
    </style:style>
    <style:style style:name="T10" style:family="text">
      <style:text-properties fo:font-weight="bold" officeooo:rsid="002e3264" style:font-weight-asian="bold" style:font-weight-complex="bold"/>
    </style:style>
    <style:style style:name="T11" style:family="text">
      <style:text-properties fo:font-weight="bold" officeooo:rsid="002e8467" style:font-weight-asian="bold" style:font-weight-complex="bold"/>
    </style:style>
    <style:style style:name="T12" style:family="text">
      <style:text-properties fo:font-weight="bold" officeooo:rsid="002e859f" style:font-weight-asian="bold" style:font-weight-complex="bold"/>
    </style:style>
    <style:style style:name="T13" style:family="text">
      <style:text-properties fo:font-weight="bold" officeooo:rsid="0012662e" style:font-weight-asian="bold" style:font-weight-complex="bold"/>
    </style:style>
    <style:style style:name="T14" style:family="text">
      <style:text-properties fo:font-weight="bold" officeooo:rsid="0014a95e" style:font-weight-asian="bold" style:font-weight-complex="bold"/>
    </style:style>
    <style:style style:name="T15" style:family="text">
      <style:text-properties fo:font-weight="bold" officeooo:rsid="001a2085" style:font-weight-asian="bold" style:font-weight-complex="bold"/>
    </style:style>
    <style:style style:name="T16" style:family="text">
      <style:text-properties fo:font-weight="bold" officeooo:rsid="005b5860" style:font-weight-asian="bold" style:font-weight-complex="bold"/>
    </style:style>
    <style:style style:name="T17" style:family="text">
      <style:text-properties fo:font-weight="bold" officeooo:rsid="00553b15" style:font-weight-asian="bold" style:font-weight-complex="bold"/>
    </style:style>
    <style:style style:name="T18" style:family="text">
      <style:text-properties fo:font-weight="bold" officeooo:rsid="00546553" style:font-weight-asian="bold" style:font-weight-complex="bold"/>
    </style:style>
    <style:style style:name="T19" style:family="text">
      <style:text-properties fo:font-weight="bold" officeooo:rsid="00866976" style:font-weight-asian="bold" style:font-weight-complex="bold"/>
    </style:style>
    <style:style style:name="T20" style:family="text">
      <style:text-properties fo:font-weight="bold" officeooo:rsid="0024eb89" style:font-weight-asian="bold" style:font-weight-complex="bold"/>
    </style:style>
    <style:style style:name="T21" style:family="text">
      <style:text-properties fo:font-weight="bold" officeooo:rsid="00236385" style:font-weight-asian="bold" style:font-weight-complex="bold"/>
    </style:style>
    <style:style style:name="T22" style:family="text">
      <style:text-properties fo:font-weight="bold" officeooo:rsid="00b59e84" style:font-weight-asian="bold" style:font-weight-complex="bold"/>
    </style:style>
    <style:style style:name="T23" style:family="text">
      <style:text-properties fo:font-weight="bold" officeooo:rsid="00c72505" style:font-weight-asian="bold" style:font-weight-complex="bold"/>
    </style:style>
    <style:style style:name="T24" style:family="text">
      <style:text-properties fo:font-weight="bold" officeooo:rsid="00bf0906" style:font-weight-asian="bold" style:font-weight-complex="bold"/>
    </style:style>
    <style:style style:name="T25" style:family="text">
      <style:text-properties fo:font-weight="bold" officeooo:rsid="00f7fa91" style:font-weight-asian="bold" style:font-weight-complex="bold"/>
    </style:style>
    <style:style style:name="T26" style:family="text">
      <style:text-properties officeooo:rsid="0018393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e3264" style:font-weight-asian="normal" style:font-weight-complex="normal"/>
    </style:style>
    <style:style style:name="T29" style:family="text">
      <style:text-properties fo:font-weight="normal" officeooo:rsid="0035dc68" style:font-weight-asian="normal" style:font-weight-complex="normal"/>
    </style:style>
    <style:style style:name="T30" style:family="text">
      <style:text-properties fo:font-weight="normal" officeooo:rsid="001a2085" style:font-weight-asian="normal" style:font-weight-complex="normal"/>
    </style:style>
    <style:style style:name="T31" style:family="text">
      <style:text-properties fo:font-weight="normal" officeooo:rsid="0014a95e" style:font-weight-asian="normal" style:font-weight-complex="normal"/>
    </style:style>
    <style:style style:name="T32" style:family="text">
      <style:text-properties fo:font-style="normal" fo:font-weight="normal" officeooo:rsid="002e326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09727" style:font-style-asian="normal" style:font-weight-asian="normal" style:font-style-complex="normal" style:font-weight-complex="normal"/>
    </style:style>
    <style:style style:name="T34" style:family="text">
      <style:text-properties fo:font-style="italic" fo:font-weight="bold" officeooo:rsid="001872cf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30becc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872cf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30bec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c2e490" style:font-name-asian="Liberation Mono" style:font-style-asian="italic" style:font-weight-asian="normal" style:font-name-complex="Liberation Mono" style:font-style-complex="italic" style:font-weight-complex="normal"/>
    </style:style>
    <style:style style:name="T40" style:family="text">
      <style:text-properties fo:font-style="italic" officeooo:rsid="001872cf" style:font-style-asian="italic" style:font-style-complex="italic"/>
    </style:style>
    <style:style style:name="T41" style:family="text">
      <style:text-properties officeooo:rsid="00236385"/>
    </style:style>
    <style:style style:name="T42" style:family="text">
      <style:text-properties officeooo:rsid="0024eb89"/>
    </style:style>
    <style:style style:name="T43" style:family="text">
      <style:text-properties officeooo:rsid="00251412"/>
    </style:style>
    <style:style style:name="T44" style:family="text">
      <style:text-properties officeooo:rsid="00255bfb"/>
    </style:style>
    <style:style style:name="T45" style:family="text">
      <style:text-properties officeooo:rsid="002a88fc"/>
    </style:style>
    <style:style style:name="T46" style:family="text">
      <style:text-properties officeooo:rsid="002c5e3c"/>
    </style:style>
    <style:style style:name="T47" style:family="text">
      <style:text-properties officeooo:rsid="002e859f"/>
    </style:style>
    <style:style style:name="T48" style:family="text">
      <style:text-properties fo:language="grc" fo:country="GR"/>
    </style:style>
    <style:style style:name="T49" style:family="text">
      <style:text-properties fo:language="grc" fo:country="GR" fo:font-weight="normal" officeooo:rsid="0035dc68" style:font-weight-asian="normal" style:font-weight-complex="normal"/>
    </style:style>
    <style:style style:name="T50" style:family="text">
      <style:text-properties fo:language="grc" fo:country="GR" fo:font-weight="normal" officeooo:rsid="0012662e" style:font-weight-asian="normal" style:font-weight-complex="normal"/>
    </style:style>
    <style:style style:name="T51" style:family="text">
      <style:text-properties fo:language="grc" fo:country="GR" fo:font-weight="normal" officeooo:rsid="0036e6dc" style:font-weight-asian="normal" style:font-weight-complex="normal"/>
    </style:style>
    <style:style style:name="T52" style:family="text">
      <style:text-properties fo:language="grc" fo:country="GR" officeooo:rsid="0035dc68"/>
    </style:style>
    <style:style style:name="T53" style:family="text">
      <style:text-properties fo:language="grc" fo:country="GR" officeooo:rsid="0036e6dc"/>
    </style:style>
    <style:style style:name="T54" style:family="text">
      <style:text-properties fo:language="grc" fo:country="GR" officeooo:rsid="00381d62"/>
    </style:style>
    <style:style style:name="T55" style:family="text">
      <style:text-properties fo:language="grc" fo:country="GR" officeooo:rsid="00574085"/>
    </style:style>
    <style:style style:name="T56" style:family="text">
      <style:text-properties officeooo:rsid="0012662e"/>
    </style:style>
    <style:style style:name="T57" style:family="text">
      <style:text-properties officeooo:rsid="0036e6dc"/>
    </style:style>
    <style:style style:name="T58" style:family="text">
      <style:text-properties officeooo:rsid="00381d62"/>
    </style:style>
    <style:style style:name="T59" style:family="text">
      <style:text-properties officeooo:rsid="0014a95e"/>
    </style:style>
    <style:style style:name="T60" style:family="text">
      <style:text-properties officeooo:rsid="00462822"/>
    </style:style>
    <style:style style:name="T61" style:family="text">
      <style:text-properties officeooo:rsid="00546553"/>
    </style:style>
    <style:style style:name="T62" style:family="text">
      <style:text-properties officeooo:rsid="00553b15"/>
    </style:style>
    <style:style style:name="T63" style:family="text">
      <style:text-properties fo:language="fr" fo:country="FR" fo:font-weight="bold" style:font-weight-asian="bold" style:font-weight-complex="bold"/>
    </style:style>
    <style:style style:name="T64" style:family="text">
      <style:text-properties fo:language="fr" fo:country="FR" fo:font-weight="bold" officeooo:rsid="00574085" style:font-weight-asian="bold" style:font-weight-complex="bold"/>
    </style:style>
    <style:style style:name="T65" style:family="text">
      <style:text-properties fo:language="fr" fo:country="FR" fo:font-weight="bold" officeooo:rsid="00f6c9b2" style:font-weight-asian="bold" style:font-weight-complex="bold"/>
    </style:style>
    <style:style style:name="T66" style:family="text">
      <style:text-properties officeooo:rsid="005b5860"/>
    </style:style>
    <style:style style:name="T67" style:family="text">
      <style:text-properties officeooo:rsid="00866976"/>
    </style:style>
    <style:style style:name="T68" style:family="text">
      <style:text-properties officeooo:rsid="009a83f9"/>
    </style:style>
    <style:style style:name="T69" style:family="text">
      <style:text-properties officeooo:rsid="009ae77d"/>
    </style:style>
    <style:style style:name="T70" style:family="text">
      <style:text-properties officeooo:rsid="009bea76"/>
    </style:style>
    <style:style style:name="T71" style:family="text">
      <style:text-properties officeooo:rsid="00a60f26"/>
    </style:style>
    <style:style style:name="T72" style:family="text">
      <style:text-properties officeooo:rsid="00b59e84"/>
    </style:style>
    <style:style style:name="T73" style:family="text">
      <style:text-properties officeooo:rsid="00b6bca9"/>
    </style:style>
    <style:style style:name="T74" style:family="text">
      <style:text-properties officeooo:rsid="00b8db1d"/>
    </style:style>
    <style:style style:name="T75" style:family="text">
      <style:text-properties officeooo:rsid="00bf0906"/>
    </style:style>
    <style:style style:name="T76" style:family="text">
      <style:text-properties officeooo:rsid="00c2e490" style:font-name-asian="Liberation Mono" style:font-name-complex="Liberation Mono"/>
    </style:style>
    <style:style style:name="T77" style:family="text">
      <style:text-properties officeooo:rsid="00c2e490" style:font-name-asian="SimSun" style:font-name-complex="Mangal"/>
    </style:style>
    <style:style style:name="T78" style:family="text">
      <style:text-properties officeooo:rsid="00284a3c"/>
    </style:style>
    <style:style style:name="T79" style:family="text">
      <style:text-properties officeooo:rsid="00c72505"/>
    </style:style>
    <style:style style:name="T80" style:family="text">
      <style:text-properties officeooo:rsid="00efdd5d"/>
    </style:style>
    <style:style style:name="T81" style:family="text">
      <style:text-properties officeooo:rsid="001102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81">La mythologie avant Zeus : dégénérescence d’un </text:span><text:span text:style-name="T48">κόσμος</text:span> <text:span text:style-name="T80">offert aux hommes et aux dieux</text:span></text:p>
      <text:p text:style-name="P1"/>
      <text:p text:style-name="P44"><text:span text:style-name="T61"><text:tab/>A</text:span>u fur et à mesure que <text:span text:style-name="T2">Gaïa</text:span> enfante, <text:span text:style-name="T9">Ouranos</text:span> emprisonne <text:span text:style-name="T70">sa progéniture</text:span> <text:span text:style-name="T1">dans le Tartare. </text:span><text:span text:style-name="T15">Gaïa</text:span><text:span text:style-name="T30">, furieuse, fabrique une faucille d'acier.</text:span></text:p>
      <text:p text:style-name="P42"/>
      <text:p text:style-name="P14"><text:span text:style-name="T13"><text:s text:c="9"/>Gaïa </text:span><text:span text:style-name="T29">(</text:span><text:span text:style-name="T49">ἡ Γαῖα</text:span><text:span text:style-name="T29">)--------------------------</text:span><text:span text:style-name="T13">Ouranos </text:span><text:span text:style-name="T29">(</text:span><text:span text:style-name="T49">ὁ </text:span><text:span text:style-name="T50">Οὐρανός</text:span><text:span text:style-name="T29">) . . . . . . . . . . . . . </text:span></text:p>
      <text:p text:style-name="P2"><text:s text:c="37"/><text:span text:style-name="T61">| <text:s text:c="54"/>.</text:span></text:p>
      <text:p text:style-name="P2"><text:tab/> <text:s text:c="3"/>------------------------------------------------------- <text:s text:c="27"/>.</text:p>
      <text:p text:style-name="P3"><text:s text:c="10"/>|<text:tab/><text:tab/> <text:s text:c="16"/><text:span text:style-name="T60">| <text:s text:c="26"/>| <text:s text:c="27"/>.</text:span></text:p>
      <text:p text:style-name="P12"><text:span text:style-name="T3"><text:tab/>Titans <text:s text:c="20"/></text:span><text:span text:style-name="T4">Cyclopes<text:tab/><text:tab/><text:tab/></text:span><text:span text:style-name="T5">Hécatonchyres <text:s text:c="20"/>.</text:span></text:p>
      <text:p text:style-name="P35"><text:span text:style-name="T57"><text:tab/>(</text:span><text:span text:style-name="T52">ὁ </text:span><text:span text:style-name="T53">Τιτάν, οἱ Τιτᾶνες) <text:s text:c="5"/></text:span><text:span text:style-name="T26">(</text:span><text:span text:style-name="T52">ὁ </text:span><text:span text:style-name="T53">Κύκλωψ, οἱ Κύκλωπες)</text:span><text:span text:style-name="T26"><text:tab/>(</text:span><text:span text:style-name="T52">ὁ </text:span><text:span text:style-name="T26">Ἑκατόγχειρ, </text:span><text:span text:style-name="T54">οἱ Ἑκατόνχειρες</text:span><text:span text:style-name="T58">) <text:s text:c="2"/>.</text:span></text:p>
      <text:p text:style-name="P13"><text:span text:style-name="T59"><text:s text:c="7"/>(six frères et six sœurs <text:s text:c="2"/>(pas </text:span><text:span text:style-name="T14">Polyphème</text:span><text:span text:style-name="T59">) <text:s text:c="10"/>(monstres à 100 bras) <text:s text:c="11"/>.</text:span></text:p>
      <text:p text:style-name="P20"><text:span text:style-name="T59"><text:s text:c="8"/>dont </text:span><text:span text:style-name="T14">Rhéa,</text:span><text:span text:style-name="T31"> </text:span><text:span text:style-name="T49">ἡ </text:span><text:span text:style-name="T31">Ῥέα</text:span><text:span text:style-name="T14">,</text:span><text:span text:style-name="T59"> et <text:s text:c="64"/>.</text:span></text:p>
      <text:p text:style-name="P20"><text:span text:style-name="T14"><text:s text:c="8"/>Cronos, </text:span><text:span text:style-name="T49">ὁ </text:span><text:span text:style-name="T31">Κρόνος</text:span><text:span text:style-name="T59">) <text:s text:c="67"/>.</text:span></text:p>
      <text:p text:style-name="P19"><text:s text:c="93"/>.</text:p>
      <text:p text:style-name="P47"><text:span text:style-name="T59"><text:tab/></text:span><text:span text:style-name="T14">Zeus</text:span><text:span text:style-name="T59"> vaincra les Titans <text:s text:c="63"/>.</text:span></text:p>
      <text:p text:style-name="P48"><text:span text:style-name="T59"><text:tab/>suite à la </text:span><text:span text:style-name="T14">ti</text:span><text:span text:style-name="T25">t</text:span><text:span text:style-name="T14">anomachie</text:span><text:span text:style-name="T59">, et <text:s text:c="59"/>.</text:span></text:p>
      <text:p text:style-name="P49"><text:span text:style-name="T59"><text:tab/>les enfermera dans le </text:span><text:span text:style-name="T14">Tartare</text:span><text:span text:style-name="T59">. <text:s text:c="56"/>. <text:s text:c="34"/></text:span></text:p>
      <text:p text:style-name="P49"/>
      <text:p text:style-name="P11"><text:s text:c="93"/>.</text:p>
      <text:p text:style-name="P18"><text:span text:style-name="T40">Les </text:span><text:span text:style-name="T34">Titans</text:span><text:span text:style-name="T40"> furent incités par </text:span><text:span text:style-name="T34">Gaïa</text:span><text:span text:style-name="T37"> à renverser </text:span><text:span text:style-name="T34">Ouranos </text:span><text:span text:style-name="T37">: seul </text:span><text:span text:style-name="T34">Cronos</text:span><text:span text:style-name="T37"> réagit. <text:s text:c="17"/>.</text:span></text:p>
      <text:p text:style-name="P43"><text:s text:c="93"/>.</text:p>
      <text:p text:style-name="P4"><text:s text:c="60"/><text:span text:style-name="T61">(sang </text:span><text:span text:style-name="T18">d’Ouranos</text:span><text:span text:style-name="T61"> après son émasculation)</text:span></text:p>
      <text:p text:style-name="P10"><text:s text:c="93"/>.</text:p>
      <text:p text:style-name="P4"><text:s text:c="13"/>---------------------------------------------------------------------------------</text:p>
      <text:p text:style-name="P4"><text:s text:c="13"/><text:span text:style-name="T66">|</text:span> <text:s text:c="31"/><text:span text:style-name="T62">|</text:span></text:p>
      <text:p text:style-name="P15"><text:span text:style-name="T56"><text:s text:c="13"/>| <text:s text:c="26"/></text:span><text:bookmark text:name="firstHeading"/><text:span text:style-name="T63">Érinyes </text:span><text:span text:style-name="T65">=</text:span><text:span text:style-name="T64"> Euménides</text:span></text:p>
      <text:p text:style-name="P16"><text:span text:style-name="T56"><text:s text:c="13"/>| <text:s text:c="26"/>(</text:span><text:span text:style-name="T48">αἱ Ἐρινύες </text:span><text:span text:style-name="T55">= αἱ Εὐμενίδες</text:span><text:span text:style-name="T62">)</text:span></text:p>
      <text:p text:style-name="P16"><text:span text:style-name="T62"><text:s text:c="13"/>|<text:tab/><text:tab/></text:span><text:span text:style-name="T17">Mégère</text:span><text:span text:style-name="T62"> (la haine), </text:span><text:span text:style-name="T17">Tisiphone</text:span><text:span text:style-name="T62"> (la vengeance), </text:span><text:span text:style-name="T17">Alecto</text:span><text:span text:style-name="T62"> (l’implacable)</text:span></text:p>
      <text:p text:style-name="P4"><text:s text:c="13"/><text:span text:style-name="T66">|</text:span></text:p>
      <text:p text:style-name="P4"><text:tab/><text:tab/><text:span text:style-name="T16">Géants</text:span></text:p>
      <text:p text:style-name="P17"><text:span text:style-name="T56"><text:tab/><text:tab/>(</text:span><text:span text:style-name="T49">ὁ </text:span>Γίγας, <text:span text:style-name="T51">οἱ </text:span>Γίγαντες<text:span text:style-name="T66">)</text:span></text:p>
      <text:p text:style-name="P17"/>
      <text:p text:style-name="P46"><text:tab/><text:span text:style-name="T67">Guerre menée par </text:span><text:span text:style-name="T19">Zeus</text:span><text:span text:style-name="T67"> contre les </text:span><text:span text:style-name="T19">Géants</text:span></text:p>
      <text:p text:style-name="P45"><text:tab/><text:span text:style-name="T67">(</text:span><text:span text:style-name="T19">gigantomachie</text:span><text:span text:style-name="T67">). Les dieux sont vainqueurs</text:span><text:span text:style-name="T67"><text:note text:id="ftn1" text:note-class="footnote"><text:note-citation>1</text:note-citation><text:note-body><text:p text:style-name="P41">Le champ de bataille se situe <text:span text:style-name="T75">sur la </text:span><text:span text:style-name="T24">Phlégra</text:span><text:span text:style-name="T75"> (« terre ardente »), </text:span>où habitent les <text:span text:style-name="T2">Géants</text:span>. Les dieux rassemblés essuient un premier assaut. Les <text:span text:style-name="T2">Géants</text:span> s'avancent brandissant des torches faites de troncs de chênes et en catapultant des pics et des rochers. Les <text:span text:style-name="T2">Géants</text:span> meurent <text:span text:style-name="T69">presque </text:span>tous : <text:span text:style-name="T68">par exemple, </text:span><text:span text:style-name="T2">Encelade</text:span> déserte le champ de bataille, <text:span text:style-name="T2">Athéna</text:span> l'écrase en lui projetant l'île de <text:span text:style-name="T2">Sicile</text:span> où il reste emprisonné. Son haleine de feu sort de l'<text:span text:style-name="T2">Etna</text:span>.</text:p></text:note-body></text:note></text:span><text:span text:style-name="T67">.</text:span></text:p>
      <text:p text:style-name="P50"/>
      <text:p text:style-name="P5"><text:tab/><text:tab/></text:p>
      <text:p text:style-name="P22">guerre entre <text:span text:style-name="T2">Ouranos</text:span><text:span text:style-name="T27"> et </text:span><text:span text:style-name="T2">Cronos</text:span></text:p>
      <text:p text:style-name="P24"/>
      <text:p text:style-name="P27"><text:span text:style-name="T2"><text:tab/>Cronos</text:span> coupe les testicules d'<text:span text:style-name="T2">Ouranos</text:span> qui fécondent la mer, donnant naissance à <text:span text:style-name="T2">Aphrodite</text:span>.</text:p>
      <text:p text:style-name="P26"/>
      <text:p text:style-name="P29"><text:span text:style-name="T42"><text:tab/></text:span><text:span text:style-name="T20">Ouranos</text:span> <text:span text:style-name="T41">se retire, </text:span><text:span text:style-name="T21">Gaïa</text:span><text:span text:style-name="T71">, fécondée par le sang de son mari, donne naissance aux </text:span><text:span text:style-name="T6">Géants </text:span><text:span text:style-name="T43">et aux </text:span><text:span text:style-name="T6">Erinyes</text:span><text:span text:style-name="T43">, les déesses de la vengeance (</text:span><text:span text:style-name="T7">Mégère</text:span><text:span text:style-name="T44">, </text:span><text:span text:style-name="T7">Tisiphone</text:span><text:span text:style-name="T44">, </text:span><text:span text:style-name="T7">Alecto</text:span><text:span text:style-name="T44">).</text:span></text:p>
      <text:p text:style-name="P39"/>
      <text:p text:style-name="P2"/>
      <text:p text:style-name="P30"><text:span text:style-name="T76">■■■■■■</text:span><text:span text:style-name="T77"> </text:span>AGE D'OR : <text:span text:style-name="T2">Cronos</text:span> règne.</text:p>
      <text:p text:style-name="P31"/>
      <text:p text:style-name="P32">au fur et à mesure que <text:span text:style-name="T9">Rhéa</text:span> enfante <text:span text:style-name="T46">les dieux</text:span>, <text:span text:style-name="T2">Cronos</text:span> les <text:span text:style-name="T45">dévore.</text:span></text:p>
      <text:p text:style-name="P31"/>
      <text:p text:style-name="P6"><text:span text:style-name="T8">Cronos</text:span> ------------- <text:span text:style-name="T8">Rhéa</text:span></text:p>
      <text:p text:style-name="P6"><text:s text:c="14"/>|</text:p>
      <text:p text:style-name="P6"><text:s text:c="14"/>-------------------------------------------------</text:p>
      <text:p text:style-name="P36"><text:span text:style-name="T10"><text:s text:c="16"/>Hestia, Déméter, Héra, Hadès, Poséïdon </text:span><text:span text:style-name="T28">et </text:span><text:span text:style-name="T10">Zeus</text:span><text:span text:style-name="T28"> qui est sauvé par </text:span><text:span text:style-name="T10">Rhéa </text:span></text:p>
      <text:p text:style-name="P9"><text:span text:style-name="T32"><text:s text:c="16"/></text:span><text:span text:style-name="T33">celle-ci </text:span><text:span text:style-name="T32">donn</text:span><text:span text:style-name="T33">ant</text:span><text:span text:style-name="T32"> une pierre à son mari.</text:span></text:p>
      <text:p text:style-name="P38"/>
      <text:p text:style-name="P7"><text:tab/><text:tab/></text:p>
      <text:p text:style-name="P23">guerre entre <text:span text:style-name="T11">Cronos</text:span><text:span text:style-name="T27"> et </text:span><text:span text:style-name="T11">Zeus</text:span></text:p>
      <text:p text:style-name="P25"/>
      <text:p text:style-name="P28"><text:span text:style-name="T12"><text:tab/>Zeus</text:span> <text:span text:style-name="T47">fait vomir son père et, aidé des </text:span><text:span text:style-name="T12">Cyclopes</text:span><text:span text:style-name="T47"> et des </text:span><text:span text:style-name="T12">Géants</text:span><text:span text:style-name="T47">, envoie </text:span><text:span text:style-name="T12">Cronos</text:span><text:span text:style-name="T47"> dans le </text:span><text:span text:style-name="T12">Tartare</text:span><text:span text:style-name="T47"> où il est enchaîné par les </text:span><text:span text:style-name="T12">Hécatonchyres</text:span><text:span text:style-name="T47">.</text:span></text:p>
      <text:p text:style-name="P40"/>
      <text:p text:style-name="P8"/>
      <text:p text:style-name="P21"><text:span text:style-name="T39">■■■■■■ </text:span><text:span text:style-name="T38">FIN DE L'</text:span><text:span text:style-name="T36">AGE D'OR : </text:span><text:span text:style-name="T35">Zeus</text:span><text:span text:style-name="T36"> règne ;</text:span></text:p>
      <text:p text:style-name="P34"><text:span text:style-name="T76">■■■■■ </text:span><text:span text:style-name="T78">â</text:span>ge d’argent : <text:span text:style-name="T72">agriculture, </text:span><text:span text:style-name="T52">ἡ </text:span><text:span text:style-name="T72">ὕϐρις (démesure) ; race ensevelie par </text:span><text:span text:style-name="T22">Zeus </text:span><text:span text:style-name="T72">;</text:span></text:p>
      <text:p text:style-name="P34"><text:span text:style-name="T76">■■■ </text:span>âge d’airain<text:span text:style-name="T73">(=de bronze) ; race guerrière ; </text:span><text:span text:style-name="T52">ἡ </text:span><text:span text:style-name="T73">ὕϐρις (démesure) ; race qui s’anéantit elle-même ;</text:span></text:p>
      <text:p text:style-name="P34"><text:span text:style-name="T76">■■ </text:span>âg<text:span text:style-name="T79">e des héros (</text:span><text:span text:style-name="T52">ὁ </text:span><text:span text:style-name="T79">ἥρως=mélange d’un(e) mortel(le) et d’un(e) immortel(le)) : guerre des sept chefs contre </text:span><text:span text:style-name="T23">Thèbes</text:span><text:span text:style-name="T79">, guerre de </text:span><text:span text:style-name="T23">Troie </text:span><text:span text:style-name="T79">;</text:span></text:p>
      <text:p text:style-name="P33"><text:span text:style-name="T76">■ </text:span>âge de fer : <text:span text:style-name="T74">race actuelle condamnée à la déloyauté et à la souffrance 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3:06:48.134000000</meta:creation-date>
    <dc:date>2019-03-14T16:37:27.139000000</dc:date>
    <meta:editing-duration>PT3H5M24S</meta:editing-duration>
    <meta:editing-cycles>137</meta:editing-cycles>
    <meta:generator>LibreOffice/5.4.5.1$Windows_X86_64 LibreOffice_project/79c9829dd5d8054ec39a82dc51cd9eff340dbee8</meta:generator>
    <meta:print-date>2019-03-14T14:54:10.752000000</meta:print-date>
    <meta:document-statistic meta:table-count="0" meta:image-count="0" meta:object-count="0" meta:page-count="1" meta:paragraph-count="50" meta:word-count="451" meta:character-count="4040" meta:non-whitespace-character-count="2294"/>
  </office:meta>
</office:document-meta>
</file>